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3">Visualizzazione evento gita scolastica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2"> </text:span><text:span text:style-name="T1">: </text:span><text:span text:style-name="T1">Genitore</text:span></text:p>
            <text:p text:style-name="P2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31266413" text:style-name="L1">
              <text:list-item>
                <text:p text:style-name="P4">Marta, genitore di luca,mentre sta navigando all' interno del sistema @silo nel suo studio a casa, viene interrotta dalle grida di gioia del figlio che è appena tornato da scuola con il padre. Marta va incontro al figlio per salutarlo e chiedergli delle sue attività svolte all' asilo.Luca le racconta della sua giornata e le parla di un nuovo evento :<text:span text:style-name="T3">"Visita guidata".</text:span></text:p>
              </text:list-item>
              <text:list-item>
                <text:p text:style-name="P4">Marta si dirige verso il suo laptop per controllare questo nuovo evento.</text:p>
              </text:list-item>
              <text:list-item>
                <text:p text:style-name="P4">Essendo che precedentemente marta era già collegata al sistema @silo, clicca sul menu eventi.</text:p>
              </text:list-item>
              <text:list-item>
                <text:p text:style-name="P4">Viene visualizzata la lista degli eventi in ordine cronologico e marta cerca tra questi, il link che fa riferimento all' evento <text:span text:style-name="T3">"Visita guidata"</text:span></text:p>
                <text:list>
                  <text:list-item>
                    <text:list>
                      <text:list-item>
                        <text:p text:style-name="P4">At-silo mostra una finestra di dialogo con al suo interno tutte le informazioni riguardanti l' evento. Oltre a questo viene visualizzato un pulsante <text:span text:style-name="T3">"Scarica modulo"</text:span> <text:s/>per scaricare il modulo che sarà compilato dai genitori e successivamente consegnato alla scuola dal proprio figlio. <text:s text:c="80"/></text:p>
                      </text:list-item>
                    </text:list>
                  </text:list-item>
                </text:list>
              </text:list-item>
              <text:list-item>
                <text:p text:style-name="P4">Marta legge il contenuto e decide di scaricare il modulo sul proprio laptop.</text:p>
              </text:list-item>
              <text:list-item>
                <text:p text:style-name="P4">Marta clicca sul pulsante <text:span text:style-name="T3">"Scarica modulo"</text:span> .</text:p>
              </text:list-item>
              <text:list-item>
                <text:p text:style-name="P4">Tramite il sistema, Marta salva il documento sul proprio laptop.</text:p>
              </text:list-item>
              <text:list-item>
                <text:p text:style-name="P4">Preso atto di tutte le <text:s/>informazioni riguardanti l' evento e scaricato il modulo che consente al figlio di partecipare all'evento, marta clicca sul pulsante "x" per chiudere la finestra di dialogo precedentemente aperta dal sistema.</text:p>
              </text:list-item>
            </text:list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22S</meta:editing-duration>
    <meta:editing-cycles>18</meta:editing-cycles>
    <meta:generator>OpenOffice.org/3.3$Win32 OpenOffice.org_project/330m20$Build-9567</meta:generator>
    <dc:date>2012-10-20T11:13:49.43</dc:date>
    <meta:document-statistic meta:table-count="1" meta:image-count="0" meta:object-count="0" meta:page-count="1" meta:paragraph-count="16" meta:word-count="240" meta:character-count="1580"/>
    <dc:creator>Alfonso Piscitelli</dc:creator>
    <meta:user-defined meta:name="Info 1"/>
    <meta:user-defined meta:name="Info 2"/>
    <meta:user-defined meta:name="Info 3"/>
    <meta:user-defined meta:name="Info 4"/>
  </office:meta>
</office:document-meta>
</file>